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top="0.0835in" fo:margin-bottom="0.0835in" loext:contextual-spacing="true"/>
    </style:style>
    <style:style style:name="P2" style:family="paragraph" style:parent-style-name="List_20_Paragraph">
      <style:paragraph-properties fo:margin-top="0.0835in" fo:margin-bottom="0.0835in" loext:contextual-spacing="true"/>
      <style:text-properties fo:font-size="11pt" style:font-size-asian="11pt" style:font-size-complex="10pt"/>
    </style:style>
    <style:style style:name="P3" style:family="paragraph" style:parent-style-name="List_20_Paragraph">
      <style:paragraph-properties fo:margin-left="0in" fo:margin-right="0in" fo:margin-top="0.0835in" fo:margin-bottom="0.0835in" loext:contextual-spacing="true" fo:text-indent="0in" style:auto-text-indent="false"/>
      <style:text-properties fo:font-size="11pt" style:font-size-asian="11pt" style:font-size-complex="10pt"/>
    </style:style>
    <style:style style:name="P4" style:family="paragraph" style:parent-style-name="Standard">
      <style:text-properties style:text-position="0% 100%" fo:font-size="15pt" fo:font-weight="normal" officeooo:rsid="00129ae3" officeooo:paragraph-rsid="00129ae3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487a0"/>
    </style:style>
    <style:style style:name="P7" style:family="paragraph" style:parent-style-name="Standard">
      <style:paragraph-properties fo:margin-top="0.0835in" fo:margin-bottom="0.0835in" loext:contextual-spacing="false"/>
    </style:style>
    <style:style style:name="P8" style:family="paragraph" style:parent-style-name="Heading_20_1" style:master-page-name="Standard">
      <style:paragraph-properties style:page-number="auto"/>
      <style:text-properties fo:language="ru" fo:country="RU" officeooo:rsid="00129ae3" officeooo:paragraph-rsid="00129ae3"/>
    </style:style>
    <style:style style:name="P9" style:family="paragraph" style:parent-style-name="Heading_20_1">
      <style:text-properties fo:color="#000000"/>
    </style:style>
    <style:style style:name="P10" style:family="paragraph" style:parent-style-name="Heading_20_2">
      <style:text-properties fo:color="#000000"/>
    </style:style>
    <style:style style:name="P11" style:family="paragraph" style:parent-style-name="Heading_20_2">
      <style:text-properties fo:font-size="20pt" style:font-size-asian="20pt" style:font-size-complex="20pt"/>
    </style:style>
    <style:style style:name="P12" style:family="paragraph" style:parent-style-name="Heading_20_2">
      <style:paragraph-properties fo:margin-top="0.0835in" fo:margin-bottom="0.0835in" loext:contextual-spacing="false"/>
      <style:text-properties officeooo:paragraph-rsid="002cf529"/>
    </style:style>
    <style:style style:name="P13" style:family="paragraph" style:parent-style-name="Heading_20_3">
      <style:text-properties officeooo:paragraph-rsid="002481c7"/>
    </style:style>
    <style:style style:name="P14" style:family="paragraph" style:parent-style-name="Heading_20_3">
      <style:text-properties officeooo:paragraph-rsid="002742dc"/>
    </style:style>
    <style:style style:name="P15" style:family="paragraph" style:parent-style-name="Heading_20_3">
      <style:text-properties officeooo:paragraph-rsid="002aa90a"/>
    </style:style>
    <style:style style:name="P16" style:family="paragraph" style:parent-style-name="Heading_20_3">
      <style:text-properties officeooo:paragraph-rsid="002c2ca8"/>
    </style:style>
    <style:style style:name="P17" style:family="paragraph" style:parent-style-name="Heading_20_3">
      <style:text-properties fo:font-size="12pt" officeooo:paragraph-rsid="002cf529" style:font-size-asian="12pt" style:font-size-complex="12pt"/>
    </style:style>
    <style:style style:name="P18" style:family="paragraph" style:parent-style-name="Heading_20_4">
      <style:text-properties fo:font-style="normal" officeooo:paragraph-rsid="001f4ebe" style:font-style-asian="normal" style:font-style-complex="normal"/>
    </style:style>
    <style:style style:name="P19" style:family="paragraph" style:parent-style-name="List_20_Paragraph" style:list-style-name="WWNum1">
      <style:text-properties fo:font-size="11pt" officeooo:rsid="0016501c" officeooo:paragraph-rsid="0016501c" style:font-size-asian="11pt" style:font-size-complex="10pt"/>
    </style:style>
    <style:style style:name="P20" style:family="paragraph" style:parent-style-name="List_20_Paragraph" style:list-style-name="WWNum2">
      <style:text-properties officeooo:rsid="00196deb" officeooo:paragraph-rsid="00196deb"/>
    </style:style>
    <style:style style:name="P21" style:family="paragraph" style:parent-style-name="List_20_Paragraph" style:list-style-name="WWNum2">
      <style:text-properties officeooo:rsid="001a9ea9" officeooo:paragraph-rsid="001a9ea9"/>
    </style:style>
    <style:style style:name="P22" style:family="paragraph" style:parent-style-name="List_20_Paragraph" style:list-style-name="WWNum2">
      <style:text-properties officeooo:rsid="001c4b0d" officeooo:paragraph-rsid="001c4b0d"/>
    </style:style>
    <style:style style:name="P23" style:family="paragraph" style:parent-style-name="List_20_Paragraph" style:list-style-name="WWNum1">
      <style:paragraph-properties fo:margin-top="0.0835in" fo:margin-bottom="0.0835in" loext:contextual-spacing="true"/>
      <style:text-properties officeooo:rsid="0016501c" officeooo:paragraph-rsid="0016501c"/>
    </style:style>
    <style:style style:name="P24" style:family="paragraph" style:parent-style-name="List_20_Paragraph" style:list-style-name="WWNum1">
      <style:paragraph-properties fo:margin-top="0.0835in" fo:margin-bottom="0.0835in" loext:contextual-spacing="true"/>
      <style:text-properties officeooo:rsid="0017a574" officeooo:paragraph-rsid="0017a574"/>
    </style:style>
    <style:style style:name="P25" style:family="paragraph" style:parent-style-name="List_20_Paragraph" style:list-style-name="WWNum1">
      <style:paragraph-properties fo:margin-top="0.0835in" fo:margin-bottom="0.0835in" loext:contextual-spacing="true"/>
      <style:text-properties officeooo:paragraph-rsid="0017a574"/>
    </style:style>
    <style:style style:name="P26" style:family="paragraph" style:parent-style-name="List_20_Paragraph" style:list-style-name="WWNum3">
      <style:paragraph-properties fo:margin-top="0.0835in" fo:margin-bottom="0.0835in" loext:contextual-spacing="true"/>
    </style:style>
    <style:style style:name="P27" style:family="paragraph" style:parent-style-name="List_20_Paragraph" style:list-style-name="WWNum3">
      <style:paragraph-properties fo:margin-top="0.0835in" fo:margin-bottom="0.0835in" loext:contextual-spacing="true"/>
      <style:text-properties officeooo:paragraph-rsid="001c5781"/>
    </style:style>
    <style:style style:name="P28" style:family="paragraph" style:parent-style-name="List_20_Paragraph" style:list-style-name="WWNum3">
      <style:paragraph-properties fo:margin-top="0.0835in" fo:margin-bottom="0.0835in" loext:contextual-spacing="true"/>
      <style:text-properties officeooo:rsid="001c4b0d" officeooo:paragraph-rsid="001c4b0d"/>
    </style:style>
    <style:style style:name="P29" style:family="paragraph" style:parent-style-name="List_20_Paragraph" style:list-style-name="WWNum3">
      <style:paragraph-properties fo:margin-top="0.0835in" fo:margin-bottom="0.0835in" loext:contextual-spacing="true"/>
      <style:text-properties style:font-name="Times New Roman" fo:font-size="12pt" officeooo:rsid="001c4b0d" officeooo:paragraph-rsid="001c4b0d" style:font-size-asian="12pt"/>
    </style:style>
    <style:style style:name="P30" style:family="paragraph" style:parent-style-name="List_20_Paragraph">
      <style:paragraph-properties fo:margin-left="0in" fo:margin-right="0in" fo:text-indent="0in" style:auto-text-indent="false"/>
    </style:style>
    <style:style style:name="P31" style:family="paragraph" style:parent-style-name="List_20_Paragraph">
      <style:paragraph-properties fo:margin-left="0in" fo:margin-right="0in" fo:margin-top="0.0835in" fo:margin-bottom="0.0835in" loext:contextual-spacing="true" fo:text-indent="0in" style:auto-text-indent="false"/>
    </style:style>
    <style:style style:name="P32" style:family="paragraph" style:parent-style-name="Standard" style:list-style-name="L1">
      <style:text-properties officeooo:paragraph-rsid="00129ae3"/>
    </style:style>
    <style:style style:name="P33" style:family="paragraph" style:parent-style-name="Standard">
      <style:paragraph-properties fo:text-align="justify" style:justify-single-word="false"/>
      <style:text-properties officeooo:rsid="001487a0" officeooo:paragraph-rsid="001487a0"/>
    </style:style>
    <style:style style:name="P34" style:family="paragraph" style:parent-style-name="Standard" style:list-style-name="L2">
      <style:text-properties officeooo:paragraph-rsid="001487a0"/>
    </style:style>
    <style:style style:name="P35" style:family="paragraph" style:parent-style-name="Standard">
      <style:text-properties fo:font-weight="bold" style:font-weight-asian="bold" style:font-weight-complex="bold"/>
    </style:style>
    <style:style style:name="P36" style:family="paragraph" style:parent-style-name="Standard">
      <style:text-properties fo:font-weight="bold" officeooo:rsid="001e2cba" officeooo:paragraph-rsid="001e2cba" style:font-weight-asian="bold" style:font-weight-complex="bold"/>
    </style:style>
    <style:style style:name="P37" style:family="paragraph" style:parent-style-name="Standard">
      <style:text-properties officeooo:paragraph-rsid="001c5781"/>
    </style:style>
    <style:style style:name="P38" style:family="paragraph" style:parent-style-name="Standard">
      <style:text-properties officeooo:paragraph-rsid="001c86e6"/>
    </style:style>
    <style:style style:name="P39" style:family="paragraph" style:parent-style-name="Standard">
      <style:text-properties fo:font-size="12pt" fo:font-weight="bold" officeooo:rsid="002374fb" officeooo:paragraph-rsid="002374fb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normal" officeooo:rsid="001c86e6" officeooo:paragraph-rsid="001c86e6" style:font-size-asian="12pt" style:font-weight-asian="normal" style:font-size-complex="12pt" style:font-weight-complex="normal"/>
    </style:style>
    <style:style style:name="P41" style:family="paragraph" style:parent-style-name="Standard">
      <style:text-properties officeooo:rsid="001e2cba" officeooo:paragraph-rsid="001e2cba"/>
    </style:style>
    <style:style style:name="P42" style:family="paragraph" style:parent-style-name="Standard">
      <style:text-properties officeooo:paragraph-rsid="001e2cba"/>
    </style:style>
    <style:style style:name="P43" style:family="paragraph" style:parent-style-name="Standard">
      <style:text-properties officeooo:rsid="001f4ebe" officeooo:paragraph-rsid="001f4ebe"/>
    </style:style>
    <style:style style:name="P44" style:family="paragraph" style:parent-style-name="Standard">
      <style:text-properties fo:font-size="11pt" fo:font-weight="normal" officeooo:rsid="002374fb" officeooo:paragraph-rsid="002374fb" style:font-size-asian="9.60000038146973pt" style:font-weight-asian="normal" style:font-size-complex="11pt" style:font-weight-complex="normal"/>
    </style:style>
    <style:style style:name="P45" style:family="paragraph" style:parent-style-name="Standard">
      <style:text-properties officeooo:rsid="0024751d" officeooo:paragraph-rsid="0024751d"/>
    </style:style>
    <style:style style:name="P46" style:family="paragraph" style:parent-style-name="Standard">
      <style:text-properties officeooo:paragraph-rsid="002687fb"/>
    </style:style>
    <style:style style:name="P47" style:family="paragraph" style:parent-style-name="Standard">
      <style:text-properties officeooo:paragraph-rsid="002b2566"/>
    </style:style>
    <style:style style:name="P48" style:family="paragraph" style:parent-style-name="Standard">
      <style:text-properties officeooo:rsid="002c2ca8" officeooo:paragraph-rsid="002c2ca8"/>
    </style:style>
    <style:style style:name="P49" style:family="paragraph" style:parent-style-name="Standard">
      <style:paragraph-properties fo:margin-top="0.0835in" fo:margin-bottom="0.0835in" loext:contextual-spacing="false"/>
    </style:style>
    <style:style style:name="P50" style:family="paragraph" style:parent-style-name="Standard" style:list-style-name="L3">
      <style:paragraph-properties fo:margin-top="0.0835in" fo:margin-bottom="0.0835in" loext:contextual-spacing="false"/>
      <style:text-properties fo:font-weight="normal" style:font-weight-asian="normal" style:font-weight-complex="normal"/>
    </style:style>
    <style:style style:name="P51" style:family="paragraph" style:parent-style-name="Standard">
      <style:paragraph-properties fo:margin-top="0.0835in" fo:margin-bottom="0.0835in" loext:contextual-spacing="false"/>
      <style:text-properties fo:font-weight="normal" officeooo:rsid="002374fb" officeooo:paragraph-rsid="002374fb" style:font-weight-asian="normal" style:font-weight-complex="normal"/>
    </style:style>
    <style:style style:name="P52" style:family="paragraph" style:parent-style-name="Standard">
      <style:paragraph-properties fo:margin-top="0.0835in" fo:margin-bottom="0.0835in" loext:contextual-spacing="false"/>
      <style:text-properties fo:font-weight="normal" officeooo:rsid="0023f81b" officeooo:paragraph-rsid="0023f81b" style:font-weight-asian="normal" style:font-weight-complex="normal"/>
    </style:style>
    <style:style style:name="P53" style:family="paragraph" style:parent-style-name="Standard">
      <style:paragraph-properties fo:margin-top="0.0835in" fo:margin-bottom="0.0835in" loext:contextual-spacing="false"/>
      <style:text-properties fo:font-weight="normal" officeooo:rsid="00263f73" officeooo:paragraph-rsid="00263f73" style:font-weight-asian="normal" style:font-weight-complex="normal"/>
    </style:style>
    <style:style style:name="P54" style:family="paragraph" style:parent-style-name="Standard">
      <style:paragraph-properties fo:margin-top="0.0835in" fo:margin-bottom="0.0835in" loext:contextual-spacing="false"/>
      <style:text-properties fo:font-weight="normal" officeooo:rsid="00263f73" officeooo:paragraph-rsid="002aa90a" style:font-weight-asian="normal" style:font-weight-complex="normal"/>
    </style:style>
    <style:style style:name="P55" style:family="paragraph" style:parent-style-name="Standard">
      <style:paragraph-properties fo:margin-top="0.0835in" fo:margin-bottom="0.0835in" loext:contextual-spacing="false"/>
      <style:text-properties fo:font-weight="normal" officeooo:rsid="002b2566" officeooo:paragraph-rsid="002b2566" style:font-weight-asian="normal" style:font-weight-complex="normal"/>
    </style:style>
    <style:style style:name="P56" style:family="paragraph" style:parent-style-name="Standard">
      <style:paragraph-properties fo:margin-top="0.0835in" fo:margin-bottom="0.0835in" loext:contextual-spacing="false" fo:text-align="start" style:justify-single-word="false"/>
      <style:text-properties style:text-line-through-style="none" style:text-line-through-type="none" fo:font-weight="normal" officeooo:paragraph-rsid="00158222" style:font-weight-asian="normal" style:font-weight-complex="normal"/>
    </style:style>
    <style:style style:name="P57" style:family="paragraph" style:parent-style-name="Standard" style:list-style-name="L4">
      <style:paragraph-properties fo:margin-top="0.0835in" fo:margin-bottom="0.0835in" loext:contextual-spacing="false" fo:text-align="start" style:justify-single-word="false"/>
      <style:text-properties style:text-line-through-style="none" style:text-line-through-type="none" fo:font-weight="normal" officeooo:rsid="00158222" officeooo:paragraph-rsid="00158222" style:font-weight-asian="normal" style:font-weight-complex="normal"/>
    </style:style>
    <style:style style:name="P58" style:family="paragraph" style:paren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P59" style:family="paragraph" style:parent-style-name="Standard">
      <style:paragraph-properties fo:margin-top="0.0835in" fo:margin-bottom="0.0835in" loext:contextual-spacing="false"/>
      <style:text-properties fo:font-weight="bold" officeooo:rsid="001e2cba" officeooo:paragraph-rsid="001e2cba" style:font-weight-asian="bold" style:font-weight-complex="bold"/>
    </style:style>
    <style:style style:name="P60" style:family="paragraph" style:parent-style-name="Standard">
      <style:paragraph-properties fo:margin-top="0.0835in" fo:margin-bottom="0.0835in" loext:contextual-spacing="false"/>
      <style:text-properties fo:font-weight="bold" officeooo:rsid="0021364a" officeooo:paragraph-rsid="0021364a" style:font-weight-asian="bold" style:font-weight-complex="bold"/>
    </style:style>
    <style:style style:name="P61" style:family="paragraph" style:parent-style-name="Standard">
      <style:paragraph-properties fo:margin-top="0.0835in" fo:margin-bottom="0.0835in" loext:contextual-spacing="false"/>
      <style:text-properties fo:font-weight="bold" officeooo:rsid="0022bfb2" officeooo:paragraph-rsid="0022bfb2" style:font-weight-asian="bold" style:font-weight-complex="bold"/>
    </style:style>
    <style:style style:name="P62" style:family="paragraph" style:parent-style-name="Standard">
      <style:paragraph-properties fo:margin-top="0.0835in" fo:margin-bottom="0.0835in" loext:contextual-spacing="false"/>
      <style:text-properties fo:font-weight="bold" officeooo:rsid="002374fb" officeooo:paragraph-rsid="002374fb" style:font-weight-asian="bold" style:font-weight-complex="bold"/>
    </style:style>
    <style:style style:name="P63" style:family="paragraph" style:parent-style-name="Standard">
      <style:paragraph-properties fo:margin-top="0.0835in" fo:margin-bottom="0.0835in" loext:contextual-spacing="false"/>
      <style:text-properties fo:font-weight="bold" officeooo:rsid="0023f81b" officeooo:paragraph-rsid="0023f81b" style:font-weight-asian="bold" style:font-weight-complex="bold"/>
    </style:style>
    <style:style style:name="P64" style:family="paragraph" style:parent-style-name="Standard">
      <style:paragraph-properties fo:margin-top="0.0835in" fo:margin-bottom="0.0835in" loext:contextual-spacing="false"/>
      <style:text-properties fo:font-weight="bold" officeooo:rsid="002562e9" officeooo:paragraph-rsid="002562e9" style:font-weight-asian="bold" style:font-weight-complex="bold"/>
    </style:style>
    <style:style style:name="P65" style:family="paragraph" style:parent-style-name="Standard">
      <style:paragraph-properties fo:margin-top="0.0835in" fo:margin-bottom="0.0835in" loext:contextual-spacing="false"/>
      <style:text-properties fo:font-weight="bold" officeooo:rsid="002562e9" officeooo:paragraph-rsid="00263f73" style:font-weight-asian="bold" style:font-weight-complex="bold"/>
    </style:style>
    <style:style style:name="P66" style:family="paragraph" style:parent-style-name="Standard">
      <style:paragraph-properties fo:margin-top="0.0835in" fo:margin-bottom="0.0835in" loext:contextual-spacing="false"/>
      <style:text-properties fo:font-weight="bold" officeooo:rsid="00263f73" officeooo:paragraph-rsid="00263f73" style:font-weight-asian="bold" style:font-weight-complex="bold"/>
    </style:style>
    <style:style style:name="P67" style:family="paragraph" style:parent-style-name="Standard">
      <style:paragraph-properties fo:margin-top="0.0835in" fo:margin-bottom="0.0835in" loext:contextual-spacing="false"/>
      <style:text-properties fo:font-weight="bold" officeooo:rsid="00265de1" officeooo:paragraph-rsid="00265de1" style:font-weight-asian="bold" style:font-weight-complex="bold"/>
    </style:style>
    <style:style style:name="P68" style:family="paragraph" style:parent-style-name="Standard">
      <style:paragraph-properties fo:margin-top="0.0835in" fo:margin-bottom="0.0835in" loext:contextual-spacing="false"/>
      <style:text-properties fo:font-weight="bold" officeooo:rsid="002687fb" officeooo:paragraph-rsid="002687fb" style:font-weight-asian="bold" style:font-weight-complex="bold"/>
    </style:style>
    <style:style style:name="P69" style:family="paragraph" style:parent-style-name="Standard">
      <style:paragraph-properties fo:margin-top="0.0835in" fo:margin-bottom="0.0835in" loext:contextual-spacing="false"/>
      <style:text-properties fo:font-weight="bold" officeooo:rsid="0028f459" officeooo:paragraph-rsid="0028f459" style:font-weight-asian="bold" style:font-weight-complex="bold"/>
    </style:style>
    <style:style style:name="P70" style:family="paragraph" style:parent-style-name="Standard">
      <style:paragraph-properties fo:margin-top="0.0835in" fo:margin-bottom="0.0835in" loext:contextual-spacing="false"/>
      <style:text-properties fo:font-weight="bold" officeooo:rsid="0028f459" officeooo:paragraph-rsid="002aa90a" style:font-weight-asian="bold" style:font-weight-complex="bold"/>
    </style:style>
    <style:style style:name="P71" style:family="paragraph" style:parent-style-name="Standard">
      <style:paragraph-properties fo:margin-top="0.0835in" fo:margin-bottom="0.0835in" loext:contextual-spacing="false"/>
      <style:text-properties fo:font-weight="bold" officeooo:rsid="002aa90a" officeooo:paragraph-rsid="002aa90a" style:font-weight-asian="bold" style:font-weight-complex="bold"/>
    </style:style>
    <style:style style:name="P72" style:family="paragraph" style:parent-style-name="Standard">
      <style:paragraph-properties fo:margin-top="0.0835in" fo:margin-bottom="0.0835in" loext:contextual-spacing="false"/>
      <style:text-properties fo:font-weight="bold" officeooo:rsid="002b2566" officeooo:paragraph-rsid="002b2566" style:font-weight-asian="bold" style:font-weight-complex="bold"/>
    </style:style>
    <style:style style:name="P73" style:family="paragraph" style:parent-style-name="Standard">
      <style:paragraph-properties fo:margin-top="0.0835in" fo:margin-bottom="0.0835in" loext:contextual-spacing="false"/>
      <style:text-properties fo:font-weight="bold" officeooo:rsid="002cf529" officeooo:paragraph-rsid="002cf529" style:font-weight-asian="bold" style:font-weight-complex="bold"/>
    </style:style>
    <style:style style:name="P74" style:family="paragraph" style:parent-style-name="Standard">
      <style:paragraph-properties fo:margin-top="0.0835in" fo:margin-bottom="0.0835in" loext:contextual-spacing="false"/>
      <style:text-properties officeooo:rsid="001e2cba" officeooo:paragraph-rsid="001e2cba"/>
    </style:style>
    <style:style style:name="P75" style:family="paragraph" style:parent-style-name="Standard">
      <style:paragraph-properties fo:margin-top="0.0835in" fo:margin-bottom="0.0835in" loext:contextual-spacing="false"/>
      <style:text-properties officeooo:paragraph-rsid="0021364a"/>
    </style:style>
    <style:style style:name="P76" style:family="paragraph" style:parent-style-name="Standard">
      <style:paragraph-properties fo:margin-top="0.0835in" fo:margin-bottom="0.0835in" loext:contextual-spacing="false"/>
      <style:text-properties officeooo:rsid="002374fb" officeooo:paragraph-rsid="002374fb"/>
    </style:style>
    <style:style style:name="P77" style:family="paragraph" style:parent-style-name="Standard">
      <style:paragraph-properties fo:margin-top="0.0835in" fo:margin-bottom="0.0835in" loext:contextual-spacing="false"/>
      <style:text-properties officeooo:rsid="0023f81b" officeooo:paragraph-rsid="0023f81b"/>
    </style:style>
    <style:style style:name="P78" style:family="paragraph" style:parent-style-name="Standard">
      <style:paragraph-properties fo:margin-top="0.0835in" fo:margin-bottom="0.0835in" loext:contextual-spacing="false"/>
      <style:text-properties officeooo:paragraph-rsid="0023f81b"/>
    </style:style>
    <style:style style:name="P79" style:family="paragraph" style:parent-style-name="Standard">
      <style:paragraph-properties fo:margin-top="0.0835in" fo:margin-bottom="0.0835in" loext:contextual-spacing="false"/>
      <style:text-properties officeooo:rsid="002562e9" officeooo:paragraph-rsid="0028f459"/>
    </style:style>
    <style:style style:name="P80" style:family="paragraph" style:parent-style-name="Standard">
      <style:paragraph-properties fo:margin-top="0.0835in" fo:margin-bottom="0.0835in" loext:contextual-spacing="false"/>
      <style:text-properties officeooo:rsid="00263f73" officeooo:paragraph-rsid="00263f73"/>
    </style:style>
    <style:style style:name="P81" style:family="paragraph" style:parent-style-name="Standard">
      <style:paragraph-properties fo:margin-top="0.0835in" fo:margin-bottom="0.0835in" loext:contextual-spacing="false"/>
      <style:text-properties officeooo:rsid="00263f73" officeooo:paragraph-rsid="002aa90a"/>
    </style:style>
    <style:style style:name="P82" style:family="paragraph" style:parent-style-name="Standard">
      <style:paragraph-properties fo:margin-top="0.0835in" fo:margin-bottom="0.0835in" loext:contextual-spacing="false"/>
      <style:text-properties officeooo:paragraph-rsid="00263f73"/>
    </style:style>
    <style:style style:name="P83" style:family="paragraph" style:parent-style-name="Standard">
      <style:paragraph-properties fo:margin-top="0.0835in" fo:margin-bottom="0.0835in" loext:contextual-spacing="false"/>
      <style:text-properties officeooo:paragraph-rsid="002aa90a"/>
    </style:style>
    <style:style style:name="P84" style:family="paragraph" style:parent-style-name="Standard">
      <style:paragraph-properties fo:margin-top="0.0835in" fo:margin-bottom="0.0835in" loext:contextual-spacing="false"/>
      <style:text-properties officeooo:rsid="002aa90a" officeooo:paragraph-rsid="002aa90a"/>
    </style:style>
    <style:style style:name="P85" style:family="paragraph" style:parent-style-name="Standard">
      <style:paragraph-properties fo:margin-top="0.0835in" fo:margin-bottom="0.0835in" loext:contextual-spacing="false"/>
      <style:text-properties officeooo:paragraph-rsid="002b2566"/>
    </style:style>
    <style:style style:name="T1" style:family="text">
      <style:text-properties fo:color="#000000"/>
    </style:style>
    <style:style style:name="T2" style:family="text">
      <style:text-properties fo:color="#000000" fo:font-size="11pt" officeooo:rsid="002742dc" style:font-size-asian="9.60000038146973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29ae3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c4b0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5781" style:font-weight-asian="bold" style:font-weight-complex="bold"/>
    </style:style>
    <style:style style:name="T9" style:family="text">
      <style:text-properties fo:font-weight="bold" officeooo:rsid="001c86e6" style:font-weight-asian="bold" style:font-weight-complex="bold"/>
    </style:style>
    <style:style style:name="T10" style:family="text">
      <style:text-properties fo:font-weight="bold" officeooo:rsid="001e2cba" style:font-weight-asian="bold" style:font-weight-complex="bold"/>
    </style:style>
    <style:style style:name="T11" style:family="text">
      <style:text-properties fo:font-weight="bold" officeooo:rsid="0021364a" style:font-weight-asian="bold" style:font-weight-complex="bold"/>
    </style:style>
    <style:style style:name="T12" style:family="text">
      <style:text-properties fo:font-weight="bold" officeooo:rsid="002562e9" style:font-weight-asian="bold" style:font-weight-complex="bold"/>
    </style:style>
    <style:style style:name="T13" style:family="text">
      <style:text-properties fo:font-weight="bold" officeooo:rsid="00263f73" style:font-weight-asian="bold" style:font-weight-complex="bold"/>
    </style:style>
    <style:style style:name="T14" style:family="text">
      <style:text-properties fo:font-weight="bold" officeooo:rsid="002b2566" style:font-weight-asian="bold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officeooo:rsid="002742dc" style:font-size-asian="9.60000038146973pt" style:font-size-complex="11pt"/>
    </style:style>
    <style:style style:name="T17" style:family="text">
      <style:text-properties officeooo:rsid="00129ae3"/>
    </style:style>
    <style:style style:name="T18" style:family="text">
      <style:text-properties officeooo:rsid="001487a0"/>
    </style:style>
    <style:style style:name="T19" style:family="text">
      <style:text-properties fo:font-weight="normal" officeooo:rsid="001c86e6" style:font-weight-asian="normal" style:font-weight-complex="normal"/>
    </style:style>
    <style:style style:name="T20" style:family="text">
      <style:text-properties fo:font-weight="normal" officeooo:rsid="0023f81b" style:font-weight-asian="normal" style:font-weight-complex="normal"/>
    </style:style>
    <style:style style:name="T21" style:family="text">
      <style:text-properties fo:font-style="normal" fo:font-weight="normal" officeooo:rsid="001487a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63f73" style:font-style-asian="normal" style:font-weight-asian="normal" style:font-style-complex="normal" style:font-weight-complex="normal"/>
    </style:style>
    <style:style style:name="T23" style:family="text">
      <style:text-properties officeooo:rsid="00158222"/>
    </style:style>
    <style:style style:name="T24" style:family="text">
      <style:text-properties fo:color="#1f3763" style:font-name="Calibri Light" fo:font-size="12pt" officeooo:rsid="00158222" style:font-size-asian="12pt" style:font-size-complex="12pt"/>
    </style:style>
    <style:style style:name="T25" style:family="text">
      <style:text-properties fo:color="#1f3763" style:font-name="Calibri Light" fo:font-size="12pt" officeooo:rsid="0017a574" style:font-size-asian="12pt" style:font-size-complex="12pt"/>
    </style:style>
    <style:style style:name="T26" style:family="text">
      <style:text-properties fo:color="#1f3763" style:font-name="Calibri Light" fo:font-size="12pt" officeooo:rsid="001c4b0d" style:font-name-asian="Calibri1" style:font-size-asian="12pt" style:font-name-complex="DejaVu Sans" style:font-size-complex="12pt"/>
    </style:style>
    <style:style style:name="T27" style:family="text">
      <style:text-properties fo:color="#1f3763" style:font-name="Calibri Light" fo:font-size="12pt" officeooo:rsid="001c5781" style:font-name-asian="Calibri1" style:font-size-asian="12pt" style:font-name-complex="DejaVu Sans" style:font-size-complex="12pt"/>
    </style:style>
    <style:style style:name="T28" style:family="text">
      <style:text-properties fo:color="#1f3763" style:font-name="Calibri Light" fo:font-size="12pt" officeooo:rsid="001c86e6" style:font-name-asian="Calibri1" style:font-size-asian="12pt" style:font-name-complex="DejaVu Sans" style:font-size-complex="12pt"/>
    </style:style>
    <style:style style:name="T29" style:family="text">
      <style:text-properties fo:color="#1f3763" style:font-name="Calibri Light" fo:font-size="12pt" officeooo:rsid="001f4ebe" style:font-name-asian="Calibri1" style:font-size-asian="12pt" style:font-name-complex="DejaVu Sans" style:font-size-complex="12pt"/>
    </style:style>
    <style:style style:name="T30" style:family="text">
      <style:text-properties fo:color="#1f3763" style:font-name="Calibri Light" fo:font-size="12pt" officeooo:rsid="0023f81b" style:font-name-asian="Calibri1" style:font-size-asian="12pt" style:font-name-complex="DejaVu Sans" style:font-size-complex="12pt"/>
    </style:style>
    <style:style style:name="T31" style:family="text">
      <style:text-properties fo:color="#1f3763" style:font-name="Calibri Light" fo:font-size="12pt" officeooo:rsid="0024751d" style:font-name-asian="Calibri1" style:font-size-asian="12pt" style:font-name-complex="DejaVu Sans" style:font-size-complex="12pt"/>
    </style:style>
    <style:style style:name="T32" style:family="text">
      <style:text-properties fo:color="#1f3763" style:font-name="Calibri Light" fo:font-size="12pt" officeooo:rsid="002481c7" style:font-name-asian="Calibri1" style:font-size-asian="12pt" style:font-name-complex="DejaVu Sans" style:font-size-complex="12pt"/>
    </style:style>
    <style:style style:name="T33" style:family="text">
      <style:text-properties fo:color="#1f3763" style:font-name="Calibri Light" fo:font-size="12pt" officeooo:rsid="00263f73" style:font-name-asian="Calibri1" style:font-size-asian="12pt" style:font-name-complex="DejaVu Sans" style:font-size-complex="12pt"/>
    </style:style>
    <style:style style:name="T34" style:family="text">
      <style:text-properties fo:color="#1f3763" style:font-name="Calibri Light" fo:font-size="12pt" officeooo:rsid="00265de1" style:font-name-asian="Calibri1" style:font-size-asian="12pt" style:font-name-complex="DejaVu Sans" style:font-size-complex="12pt"/>
    </style:style>
    <style:style style:name="T35" style:family="text">
      <style:text-properties fo:color="#1f3763" style:font-name="Calibri Light" fo:font-size="12pt" officeooo:rsid="002742dc" style:font-name-asian="Calibri1" style:font-size-asian="12pt" style:font-name-complex="DejaVu Sans" style:font-size-complex="12pt"/>
    </style:style>
    <style:style style:name="T36" style:family="text">
      <style:text-properties fo:color="#1f3763" style:font-name="Calibri Light" fo:font-size="12pt" officeooo:rsid="002aa90a" style:font-name-asian="Calibri1" style:font-size-asian="12pt" style:font-name-complex="DejaVu Sans" style:font-size-complex="12pt"/>
    </style:style>
    <style:style style:name="T37" style:family="text">
      <style:text-properties fo:color="#1f3763" style:font-name="Calibri Light" fo:font-size="12pt" officeooo:rsid="002b2566" style:font-name-asian="Calibri1" style:font-size-asian="12pt" style:font-name-complex="DejaVu Sans" style:font-size-complex="12pt"/>
    </style:style>
    <style:style style:name="T38" style:family="text">
      <style:text-properties fo:color="#1f3763" style:font-name="Calibri Light" fo:font-size="12pt" officeooo:rsid="002cf529" style:font-name-asian="Calibri1" style:font-size-asian="12pt" style:font-name-complex="DejaVu Sans" style:font-size-complex="12pt"/>
    </style:style>
    <style:style style:name="T39" style:family="text">
      <style:text-properties fo:color="#1f3763" style:font-name="Calibri Light" style:font-name-asian="Calibri1" style:font-name-complex="DejaVu Sans"/>
    </style:style>
    <style:style style:name="T40" style:family="text">
      <style:text-properties fo:color="#1f3763" style:font-name="Calibri Light" officeooo:rsid="001c5781" style:font-name-asian="Calibri1" style:font-name-complex="DejaVu Sans"/>
    </style:style>
    <style:style style:name="T41" style:family="text">
      <style:text-properties officeooo:rsid="0017a574"/>
    </style:style>
    <style:style style:name="T42" style:family="text">
      <style:text-properties officeooo:rsid="001c4b0d"/>
    </style:style>
    <style:style style:name="T43" style:family="text">
      <style:text-properties style:font-name="Times New Roman" fo:font-size="12pt" officeooo:rsid="001c4b0d" style:font-size-asian="12pt"/>
    </style:style>
    <style:style style:name="T44" style:family="text">
      <style:text-properties officeooo:rsid="001c5781"/>
    </style:style>
    <style:style style:name="T45" style:family="text">
      <style:text-properties officeooo:rsid="001c86e6"/>
    </style:style>
    <style:style style:name="T46" style:family="text">
      <style:text-properties officeooo:rsid="001e2cba"/>
    </style:style>
    <style:style style:name="T47" style:family="text">
      <style:text-properties officeooo:rsid="001f4ebe"/>
    </style:style>
    <style:style style:name="T48" style:family="text">
      <style:text-properties fo:color="#2f5496" style:font-name="Calibri Light" fo:font-size="13pt" officeooo:rsid="001f4ebe" style:font-name-asian="Calibri1" style:font-size-asian="13pt" style:font-name-complex="DejaVu Sans" style:font-size-complex="13pt"/>
    </style:style>
    <style:style style:name="T49" style:family="text">
      <style:text-properties fo:color="#2f5496" style:font-name="Calibri Light" fo:font-size="13pt" officeooo:rsid="002481c7" style:font-name-asian="Calibri1" style:font-size-asian="13pt" style:font-name-complex="DejaVu Sans" style:font-size-complex="13pt"/>
    </style:style>
    <style:style style:name="T50" style:family="text">
      <style:text-properties fo:color="#2f5496" style:font-name="Calibri Light" fo:font-size="13pt" officeooo:rsid="002cf529" style:font-name-asian="Calibri1" style:font-size-asian="13pt" style:font-name-complex="DejaVu Sans" style:font-size-complex="13pt"/>
    </style:style>
    <style:style style:name="T51" style:family="text">
      <style:text-properties officeooo:rsid="0021364a"/>
    </style:style>
    <style:style style:name="T52" style:family="text">
      <style:text-properties officeooo:rsid="0022bfb2"/>
    </style:style>
    <style:style style:name="T53" style:family="text">
      <style:text-properties officeooo:rsid="002374fb"/>
    </style:style>
    <style:style style:name="T54" style:family="text">
      <style:text-properties officeooo:rsid="0023f81b"/>
    </style:style>
    <style:style style:name="T55" style:family="text">
      <style:text-properties officeooo:rsid="0024751d"/>
    </style:style>
    <style:style style:name="T56" style:family="text">
      <style:text-properties officeooo:rsid="002562e9"/>
    </style:style>
    <style:style style:name="T57" style:family="text">
      <style:text-properties officeooo:rsid="0025c0d3"/>
    </style:style>
    <style:style style:name="T58" style:family="text">
      <style:text-properties officeooo:rsid="00263f73"/>
    </style:style>
    <style:style style:name="T59" style:family="text">
      <style:text-properties officeooo:rsid="00265de1"/>
    </style:style>
    <style:style style:name="T60" style:family="text">
      <style:text-properties officeooo:rsid="002687fb"/>
    </style:style>
    <style:style style:name="T61" style:family="text">
      <style:text-properties officeooo:rsid="002742dc"/>
    </style:style>
    <style:style style:name="T62" style:family="text">
      <style:text-properties officeooo:rsid="002aa90a"/>
    </style:style>
    <style:style style:name="T63" style:family="text">
      <style:text-properties officeooo:rsid="002b2566"/>
    </style:style>
    <style:style style:name="T64" style:family="text">
      <style:text-properties officeooo:rsid="002cf5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Developing a web application that enables students to contact easily each others and their teachers as well</text:h>
      <text:h text:style-name="P9" text:outline-level="1">Waterfall</text:h>
      <text:h text:style-name="Heading_20_3" text:outline-level="3"><text:span text:style-name="T3">1 </text:span><text:span text:style-name="T4">A</text:span><text:span text:style-name="T3">nalytics:</text:span></text:h>
      <text:p text:style-name="P4">Requirements:</text:p>
      <text:list xml:id="list1138064968" text:style-name="L1">
        <text:list-item>
          <text:p text:style-name="P32"><text:span text:style-name="T17">The app shall </text:span><text:span text:style-name="T18">enable the user</text:span><text:span text:style-name="T17">:</text:span></text:p>
        </text:list-item>
      </text:list>
      <text:p text:style-name="P5"><text:tab/>-<text:span text:style-name="T17"> to create his own account</text:span></text:p>
      <text:p text:style-name="P5"><text:tab/>- <text:span text:style-name="T17">to create rooms and to be the admin</text:span></text:p>
      <text:p text:style-name="P5"><text:tab/>- <text:span text:style-name="T18">to have friends</text:span></text:p>
      <text:p text:style-name="P5"><text:tab/>- <text:span text:style-name="T18">to invite users or friends to join a room </text:span></text:p>
      <text:p text:style-name="P5"><text:tab/>- <text:span text:style-name="T18">to post something</text:span></text:p>
      <text:p text:style-name="P5"><text:tab/>- <text:span text:style-name="T18">to share posts </text:span></text:p>
      <text:p text:style-name="P33"><text:tab/>- to react on posts (comments and likes or dislikes)</text:p>
      <text:p text:style-name="P6"><text:tab/>- <text:span text:style-name="T18">to make notices and events in every room (the admin)</text:span></text:p>
      <text:p text:style-name="P6"><text:tab/>- <text:span text:style-name="T18">to make video calls or audio calls in which a board can be used easily to explain something.</text:span></text:p>
      <text:list xml:id="list1216631260" text:style-name="L2">
        <text:list-item>
          <text:p text:style-name="P34"><text:span text:style-name="T21">Design requirements</text:span><text:span text:style-name="T7">:</text:span></text:p>
        </text:list-item>
      </text:list>
      <text:p text:style-name="Standard"><text:tab/>- <text:span text:style-name="T18">the UI shall be as easy as possible to use</text:span></text:p>
      <text:p text:style-name="Standard"><text:tab/>- <text:span text:style-name="T18">simple and comprehensible icons and descriptions shall be used in UI</text:span></text:p>
      <text:p text:style-name="P37"><text:tab/>- UI shall work responsively in all devices and at least in google chrome and firefox as possible without frontend bugs.</text:p>
      <text:p text:style-name="P37"><text:tab/>- <text:span text:style-name="T44">UI shall be in different languages</text:span> </text:p>
      <text:list xml:id="list1533635403" text:style-name="L3">
        <text:list-item>
          <text:p text:style-name="P50">Front-end requirements:</text:p>
        </text:list-item>
      </text:list>
      <text:p text:style-name="P56"><text:tab/>- the code must be clean and well structured with up-to-date technologies</text:p>
      <text:list xml:id="list3608149198" text:style-name="L4">
        <text:list-item>
          <text:p text:style-name="P57">Back-end requierements:</text:p>
        </text:list-item>
      </text:list>
      <text:p text:style-name="Standard"><text:tab/>- <text:span text:style-name="T23">the code must be clean and work stably</text:span></text:p>
      <text:h text:style-name="Heading_20_3" text:outline-level="3">2 <text:span text:style-name="T24">Design phase:</text:span></text:h>
      <text:list xml:id="list146111549" text:style-name="WWNum1">
        <text:list-item>
          <text:p text:style-name="P19">A UI design shall be given by designers using figma </text:p>
        </text:list-item>
        <text:list-item>
          <text:p text:style-name="P23">software developers chose technologies for front-end (javascript, react, Sass, GraphQl ...)</text:p>
        </text:list-item>
        <text:list-item>
          <text:p text:style-name="P23">software developers chose technologies for back-end (java, spring, mongoDB ...<text:span text:style-name="T41">)</text:span></text:p>
        </text:list-item>
        <text:list-item>
          <text:p text:style-name="P23">the front-end shall not depend on back-end in the begining <text:span text:style-name="T41">(using json server)</text:span></text:p>
        </text:list-item>
        <text:list-item>
          <text:p text:style-name="P23">there will be used github to track changes</text:p>
        </text:list-item>
        <text:list-item>
          <text:p text:style-name="P23"><text:soft-page-break/>there will be used jira to track the projects issues, bugs, tasks. </text:p>
        </text:list-item>
        <text:list-item>
          <text:p text:style-name="P23">D<text:span text:style-name="T41">esign the data stuctured</text:span></text:p>
        </text:list-item>
      </text:list>
      <text:p text:style-name="P3"/>
      <text:h text:style-name="Heading_20_3" text:outline-level="3">3 <text:span text:style-name="T25">Implementation:</text:span></text:h>
      <text:list xml:id="list13049247533038" text:continue-numbering="true" text:style-name="WWNum1">
        <text:list-item>
          <text:p text:style-name="P24">Complete the UI design </text:p>
        </text:list-item>
        <text:list-item>
          <text:p text:style-name="P24">implement the front-end</text:p>
        </text:list-item>
        <text:list-item>
          <text:p text:style-name="P25">server Tuning, <text:span text:style-name="T41">make the database</text:span>, <text:span text:style-name="T41">make the server app</text:span></text:p>
        </text:list-item>
        <text:list-item>
          <text:p text:style-name="P25">Creation of an application with sending requests to the server</text:p>
        </text:list-item>
      </text:list>
      <text:p text:style-name="P2"/>
      <text:p text:style-name="P2"/>
      <text:h text:style-name="Heading_20_3" text:outline-level="3">4 <text:span text:style-name="T25">Testing</text:span></text:h>
      <text:list xml:id="list3955744188" text:style-name="WWNum2">
        <text:list-item>
          <text:p text:style-name="P20">Functionalities testing</text:p>
        </text:list-item>
        <text:list-item>
          <text:p text:style-name="P20">web usability testing</text:p>
        </text:list-item>
        <text:list-item>
          <text:p text:style-name="P20">Interface testing</text:p>
        </text:list-item>
        <text:list-item>
          <text:p text:style-name="P20">Website compatibility testing</text:p>
        </text:list-item>
        <text:list-item>
          <text:p text:style-name="P21">Security testing</text:p>
        </text:list-item>
        <text:list-item>
          <text:p text:style-name="P21">Web API testing</text:p>
        </text:list-item>
        <text:list-item>
          <text:p text:style-name="P22">back-end testing</text:p>
        </text:list-item>
        <text:list-item>
          <text:p text:style-name="P22">Database testings</text:p>
        </text:list-item>
        <text:list-item>
          <text:p text:style-name="P22">create unit tests</text:p>
        </text:list-item>
        <text:list-item>
          <text:p text:style-name="P22">create tasks of the found bugs in jira</text:p>
        </text:list-item>
      </text:list>
      <text:p text:style-name="P30"/>
      <text:p text:style-name="P2"/>
      <text:h text:style-name="Heading_20_3" text:outline-level="3">5 <text:span text:style-name="T26">Deployment</text:span></text:h>
      <text:list xml:id="list3936442360" text:style-name="WWNum3">
        <text:list-item>
          <text:p text:style-name="P29">Launching the server application</text:p>
        </text:list-item>
        <text:list-item>
          <text:p text:style-name="P28">deploy the web app to the internet </text:p>
        </text:list-item>
      </text:list>
      <text:p text:style-name="P2"/>
      <text:p text:style-name="P2"/>
      <text:h text:style-name="Heading_20_3" text:outline-level="3">6 <text:span text:style-name="T26">maintenance</text:span></text:h>
      <text:list xml:id="list13049265334614" text:continue-numbering="true" text:style-name="WWNum3">
        <text:list-item>
          <text:p text:style-name="P26"><text:span text:style-name="T43">Create the repository in github with</text:span> <text:span text:style-name="T42">a </text:span><text:span text:style-name="T5">Readme </text:span><text:span text:style-name="T6">file</text:span>. </text:p>
        </text:list-item>
        <text:list-item>
          <text:p text:style-name="P28">Assign tasks maintainly to software developers</text:p>
        </text:list-item>
        <text:list-item>
          <text:p text:style-name="P27"><text:span text:style-name="T44">introducing and thinking about new functionalities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11" text:outline-level="2">Agile</text:h>
      <text:h text:style-name="Heading_20_3" text:outline-level="3"><text:span text:style-name="T38">Sprint</text:span> 1: <text:span text:style-name="T27">create the web app design</text:span>, <text:span text:style-name="T27">choosing libraries and technologies</text:span></text:h>
      <text:h text:style-name="P18" text:outline-level="4"><text:span text:style-name="T29"/></text:h>
      <text:p text:style-name="P40"><text:span text:style-name="T39">1-</text:span><text:span text:style-name="T40">R</text:span><text:span text:style-name="T39">equirements:</text:span></text:p>
      <text:p text:style-name="P35"><text:span text:style-name="T44">designers</text:span>:</text:p>
      <text:p text:style-name="Standard"><text:span text:style-name="T44">the UI</text:span> <text:span text:style-name="T44">shall</text:span>:</text:p>
      <text:p text:style-name="Standard"><text:tab/>- <text:span text:style-name="T44">be easy to use </text:span></text:p>
      <text:p text:style-name="Standard"><text:tab/>- <text:span text:style-name="T44">contain simple icons and descriptions with different languages</text:span></text:p>
      <text:p text:style-name="Standard"><text:tab/>- <text:span text:style-name="T44">contain suitable colors</text:span></text:p>
      <text:p text:style-name="P37"><text:tab/>- <text:span text:style-name="T44">contain a time lign for every user with a navigation bar to search for people and rooms also shall contain a friends bar where the user can chat with friends and find his rooms</text:span></text:p>
      <text:p text:style-name="P7"><text:span text:style-name="T8">Front</text:span><text:span text:style-name="T7">-</text:span><text:span text:style-name="T8">end developers</text:span><text:span text:style-name="T7">:</text:span></text:p>
      <text:p text:style-name="P7"><text:span text:style-name="T7"><text:tab/></text:span><text:span text:style-name="T19">up-to-date technologies shall be chosen and the code shall be clean and well structured</text:span></text:p>
      <text:p text:style-name="P7"><text:span text:style-name="T9">Back-end developers</text:span><text:span text:style-name="T7">:</text:span></text:p>
      <text:p text:style-name="P38"><text:tab/> <text:span text:style-name="T19">up-to-date technologies shall be chosen and the code shall be clean and well structured</text:span></text:p>
      <text:h text:style-name="Heading_20_3" text:outline-level="3">2 <text:span text:style-name="T28">Design:</text:span></text:h>
      <text:p text:style-name="Standard"><text:span text:style-name="T9">Designers</text:span><text:span text:style-name="T7">: </text:span></text:p>
      <text:p text:style-name="Standard"><text:span text:style-name="T46">use figma to make</text:span><text:span text:style-name="T45"> the frame</text:span> <text:span text:style-name="T45">web app design</text:span>.</text:p>
      <text:p text:style-name="P58"><text:span text:style-name="T45">Front-end developers</text:span>:</text:p>
      <text:p text:style-name="Standard">Finding the most optimal layout method, <text:span text:style-name="T45">and Designing the application structure with technologies that will be used.</text:span></text:p>
      <text:p text:style-name="P58"><text:span text:style-name="T46">Front-end developers</text:span>:</text:p>
      <text:p text:style-name="P7">Designing the structure of the server application</text:p>
      <text:h text:style-name="Heading_20_3" text:outline-level="3">3 <text:span text:style-name="T46">Implementation</text:span></text:h>
      <text:p text:style-name="P36">Designers</text:p>
      <text:p text:style-name="P74">complete all <text:span text:style-name="T51">the basic</text:span> app design <text:span text:style-name="T51">(landing page, login page ...)</text:span></text:p>
      <text:p text:style-name="P59">Front-end developers:</text:p>
      <text:p text:style-name="P7">Layout (without executing functions) of the first screen of the application, <text:span text:style-name="T47">and creation of accounts</text:span> <text:span text:style-name="T46">using json server</text:span></text:p>
      <text:p text:style-name="P58"><text:span text:style-name="T46">Back-end developers</text:span>:</text:p>
      <text:p text:style-name="P74">make the setup with first intialization code in java and spring</text:p>
      <text:h text:style-name="Heading_20_3" text:outline-level="3">4 <text:span text:style-name="T46">Testing</text:span></text:h>
      <text:p text:style-name="Standard"><text:span text:style-name="T10">Designers</text:span><text:span text:style-name="T7">:</text:span></text:p>
      <text:p text:style-name="P41">testing the UX in figma </text:p>
      <text:p text:style-name="P7"><text:soft-page-break/><text:span text:style-name="T10">Front-end developers</text:span><text:span text:style-name="T7">:</text:span></text:p>
      <text:p text:style-name="P41">Testing the responsiveness of the created part of application</text:p>
      <text:p text:style-name="P59">Back-end developers:</text:p>
      <text:p text:style-name="P42"><text:span text:style-name="T46">Testing the first intialization of backend </text:span></text:p>
      <text:h text:style-name="Heading_20_3" text:outline-level="3"><text:span text:style-name="T47">5 </text:span><text:span text:style-name="T29">Maintainence</text:span></text:h>
      <text:p text:style-name="P43">Deploying the web app in github and assigning tasks in jira </text:p>
      <text:h text:style-name="Heading_20_2" text:outline-level="2"><text:span text:style-name="T50">Sprint</text:span> 2: <text:span text:style-name="T48">creation of rooms and making friends</text:span> </text:h>
      <text:h text:style-name="P17" text:outline-level="3"><text:span text:style-name="T64">1-Requirements</text:span><text:span text:style-name="T52">:</text:span></text:h>
      <text:p text:style-name="P60">Design:</text:p>
      <text:p text:style-name="P7"><text:span text:style-name="T51">the UI for the targeted functionalities shall be easy to use</text:span>.</text:p>
      <text:p text:style-name="P75"><text:span text:style-name="T11">Front-end:</text:span></text:p>
      <text:p text:style-name="P51">the code should be based on the earlier intialized one <text:span text:style-name="T56">and as much as possible devided to small components</text:span></text:p>
      <text:p text:style-name="P60">Backend:</text:p>
      <text:p text:style-name="P76">the code and database should be well designed</text:p>
      <text:h text:style-name="Heading_20_3" text:outline-level="3">2-<text:span text:style-name="T52">Design:</text:span></text:h>
      <text:p text:style-name="P39"><text:span text:style-name="T15">Designers</text:span>:</text:p>
      <text:p text:style-name="P44">design the UI/UX in figma for the current targeted functional<text:span text:style-name="T57">it</text:span>ies</text:p>
      <text:p text:style-name="P61">Front-end developers:</text:p>
      <text:p text:style-name="P76">think about how to implement (which algorithms, how to implement functions, ...)</text:p>
      <text:p text:style-name="P61">Back-end developers:</text:p>
      <text:p text:style-name="P76">Design the database and think and about the back-end code responsible for the current functionalities </text:p>
      <text:h text:style-name="Heading_20_3" text:outline-level="3">3 <text:span text:style-name="T53">Implementation</text:span></text:h>
      <text:p text:style-name="P62">Front-end developers:</text:p>
      <text:p text:style-name="P77">implement the UI design for the current functionalities</text:p>
      <text:p text:style-name="P77"><text:span text:style-name="T7">Back-end developers:</text:span></text:p>
      <text:p text:style-name="P78"><text:span text:style-name="T20">implement the currented functionalities <text:s/></text:span></text:p>
      <text:h text:style-name="Heading_20_3" text:outline-level="3">4-<text:span text:style-name="T30">Testing</text:span></text:h>
      <text:p text:style-name="P63">Designers:</text:p>
      <text:p text:style-name="P52">Test and experience the interface in figma</text:p>
      <text:p text:style-name="P58"><text:span text:style-name="T54">Front-end developers</text:span>:</text:p>
      <text:p text:style-name="Standard"><text:span text:style-name="T54">test the responsiveness of the coded UI in different devices and browsers</text:span> </text:p>
      <text:p text:style-name="P63">Back-<text:span text:style-name="T55">end developers:</text:span></text:p>
      <text:p text:style-name="P45">Testing the database (creating and deleting data ...)</text:p>
      <text:h text:style-name="Heading_20_3" text:outline-level="3">6 <text:span text:style-name="T31">maintenance</text:span></text:h>
      <text:p text:style-name="Standard"><text:span text:style-name="T55">Pushing changes constaintly changes to github and assign bugs to developes</text:span>.</text:p>
      <text:h text:style-name="Heading_20_2" text:outline-level="2"><text:soft-page-break/><text:span text:style-name="T50">Sprint</text:span> 3: <text:span text:style-name="T49">The interactions in rooms between participants</text:span></text:h>
      <text:h text:style-name="P13" text:outline-level="3"><text:span text:style-name="T32">1</text:span> <text:span text:style-name="T32">Requirements:</text:span></text:h>
      <text:p text:style-name="P7"><text:span text:style-name="T12">Design</text:span><text:span text:style-name="T7">:</text:span></text:p>
      <text:p text:style-name="P79">should be simple </text:p>
      <text:p text:style-name="P64">Front-end:</text:p>
      <text:p text:style-name="P80">should be impemented with clean code </text:p>
      <text:p text:style-name="P65"><text:span text:style-name="T58">Back</text:span>-end:</text:p>
      <text:p text:style-name="P80">should be impemented with clean code </text:p>
      <text:h text:style-name="Heading_20_3" text:outline-level="3">2 <text:span text:style-name="T58">Design</text:span></text:h>
      <text:p text:style-name="P82"><text:span text:style-name="T12">Design</text:span><text:span text:style-name="T13">ers</text:span><text:span text:style-name="T7">:</text:span></text:p>
      <text:p text:style-name="P82"><text:span text:style-name="T22">design UI for the current functionality</text:span><text:span text:style-name="T56"> </text:span></text:p>
      <text:p text:style-name="P66">Front-end developers:</text:p>
      <text:p text:style-name="P80">think of algorithms and the implemention of the targeted functionality in the front-end side</text:p>
      <text:p text:style-name="P80"><text:span text:style-name="T7">Back-end developers:</text:span></text:p>
      <text:p text:style-name="P53">think of algorithms and the implemention of the targeted functionality in the back-end side</text:p>
      <text:h text:style-name="Heading_20_3" text:outline-level="3">3 <text:span text:style-name="T33">Implementation</text:span></text:h>
      <text:p text:style-name="P66">Front-end developers:</text:p>
      <text:p text:style-name="P80">Implement the current functionality in the front-end side</text:p>
      <text:p text:style-name="P66">Back-end developers:</text:p>
      <text:p text:style-name="P80">Implement the current functionality in the front-end side </text:p>
      <text:h text:style-name="Heading_20_3" text:outline-level="3">4 <text:span text:style-name="T34">Testing</text:span></text:h>
      <text:p text:style-name="P67">Front-end developers:</text:p>
      <text:p text:style-name="Standard"><text:span text:style-name="T59">test the responsiveness and the check if the UI works </text:span><text:span text:style-name="T60">as it was designed or not</text:span><text:span text:style-name="T59"> </text:span><text:s/></text:p>
      <text:p text:style-name="P68">back-end developers:</text:p>
      <text:p text:style-name="P46"><text:span text:style-name="T60">test the implementation of the current functionality in the backend side <text:s/></text:span></text:p>
      <text:h text:style-name="Heading_20_3" text:outline-level="3"><text:span text:style-name="T61">5</text:span> <text:span text:style-name="T35">Maintainence</text:span></text:h>
      <text:h text:style-name="P10" text:outline-level="2"><text:span text:style-name="T16">Pushing the changes in github and assign new bugs if they were found</text:span><text:tab/></text:h>
      <text:p text:style-name="Standard"/>
      <text:h text:style-name="Heading_20_2" text:outline-level="2"><text:span text:style-name="T50">Sprint</text:span> 4: <text:span text:style-name="T61">Sharing posts and react on them </text:span></text:h>
      <text:h text:style-name="P14" text:outline-level="3"><text:span text:style-name="T61">1</text:span> <text:span text:style-name="T61">Requirements</text:span></text:h>
      <text:p text:style-name="P69">Design:</text:p>
      <text:p text:style-name="P79">should be simple</text:p>
      <text:p text:style-name="P69">Front-end:</text:p>
      <text:p text:style-name="P81">should be impemented with clean code</text:p>
      <text:p text:style-name="P70"><text:span text:style-name="T62">Back</text:span>-end:</text:p>
      <text:p text:style-name="P54"><text:soft-page-break/>should be impemented with clean code</text:p>
      <text:h text:style-name="P15" text:outline-level="3">2 <text:span text:style-name="T36">Design</text:span></text:h>
      <text:p text:style-name="P84"><text:span text:style-name="T7">Design:</text:span></text:p>
      <text:p text:style-name="P84"><text:span text:style-name="T22">design UI for the current functionality</text:span></text:p>
      <text:p text:style-name="P84"><text:span text:style-name="T7">Front-end developers:</text:span></text:p>
      <text:p text:style-name="P81">think of algorithms and the implemention of the targeted functionality in the front-end side</text:p>
      <text:p text:style-name="P73">Back-end developers:</text:p>
      <text:p text:style-name="P81">think of algorithms and the implemention of the targeted functionality in the front-end side</text:p>
      <text:h text:style-name="Heading_20_3" text:outline-level="3">3 <text:span text:style-name="T36">Implementation:</text:span></text:h>
      <text:p text:style-name="P71">Front-end developers:</text:p>
      <text:p text:style-name="P81">Implement the current functionality in the front-end side</text:p>
      <text:p text:style-name="P58">Бек-энд разработчикам:</text:p>
      <text:p text:style-name="P83"><text:span text:style-name="T58">Implement the current functionality in the </text:span><text:span text:style-name="T62">back</text:span><text:span text:style-name="T58">-end side</text:span></text:p>
      <text:h text:style-name="Heading_20_3" text:outline-level="3">4 <text:span text:style-name="T37">Testing:</text:span></text:h>
      <text:p text:style-name="P72">Designers:</text:p>
      <text:p text:style-name="P55">test the UX in figma</text:p>
      <text:p text:style-name="P85"><text:span text:style-name="T14">Front-end developers:</text:span></text:p>
      <text:p text:style-name="P47"><text:span text:style-name="T59">test the responsiveness and the check if the UI works </text:span><text:span text:style-name="T60">as it was designed or not</text:span><text:span text:style-name="T59"> </text:span><text:s/></text:p>
      <text:p text:style-name="P58">Бек-энд разработчикам:</text:p>
      <text:p text:style-name="P47"><text:span text:style-name="T60">test the implementation of the current functionality in the backend side</text:span></text:p>
      <text:h text:style-name="P16" text:outline-level="3">5 <text:span text:style-name="T37">Integration:</text:span></text:h>
      <text:p text:style-name="P48">Integrate the front-end and back-end together without using json server</text:p>
      <text:h text:style-name="P16" text:outline-level="3">6 Поддержка</text:h>
      <text:h text:style-name="P12" text:outline-level="2"><text:span text:style-name="T2">Pushing the changes in github and assign new bugs if they were found</text:span><text:span text:style-name="T1"><text:tab/></text:span></text:h>
      <text:p text:style-name="Standard"/>
      <text:p text:style-name="Standard"/>
      <text:p text:style-name="Standard"/>
      <text:p text:style-name="Standard"/>
      <text:p text:style-name="P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line-height="106%" fo:keep-together="always" fo:hyphenation-ladder-count="no-limit" fo:keep-with-next="always"/>
      <style:text-properties fo:color="#2f5496" style:font-name="Calibri Light" fo:font-family="'Calibri Light'" style:font-family-generic="roman" style:font-pitch="variable" fo:font-size="22pt" fo:language="en" fo:country="US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2pt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6%" fo:hyphenation-ladder-count="no-limit" fo:text-indent="0in" style:auto-text-indent="false"/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22pt" fo:language="en" fo:country="US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2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0457in" fo:text-indent="-0.25in" fo:margin-left="0.5457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lwalid Zarir</meta:initial-creator>
    <meta:editing-cycles>3</meta:editing-cycles>
    <meta:creation-date>2022-06-09T16:04:00</meta:creation-date>
    <dc:date>2022-08-31T01:30:47.642375883</dc:date>
    <meta:editing-duration>PT1H58M17S</meta:editing-duration>
    <meta:generator>LibreOffice/6.4.7.2$Linux_X86_64 LibreOffice_project/40$Build-2</meta:generator>
    <meta:document-statistic meta:table-count="0" meta:image-count="0" meta:object-count="0" meta:page-count="6" meta:paragraph-count="177" meta:word-count="1061" meta:character-count="6607" meta:non-whitespace-character-count="56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